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52.63mm"/>
    </style:style>
    <style:style style:name="co4" style:family="table-column">
      <style:table-column-properties fo:break-before="auto" style:column-width="53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266.47mm" svg:height="149.88mm" svg:x="198.03mm" svg:y="4.52mm">
            <draw:object draw:notify-on-update-of-ranges="Φύλλο1.A2:Φύλλο1.A19 Φύλλο1.C1:Φύλλο1.C1 Φύλλο1.C2:Φύλλο1.C19 Φύλλο1.D1:Φύλλο1.D1 Φύλλο1.D2:Φύλλο1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elements QTY</text:p>
          </table:table-cell>
          <table:table-cell table:style-name="ce1" office:value-type="string" calcext:value-type="string">
            <text:p>BT Time elasped(sec)</text:p>
          </table:table-cell>
          <table:table-cell table:style-name="ce1" office:value-type="string" calcext:value-type="string">
            <text:p>Measured increase</text:p>
          </table:table-cell>
          <table:table-cell table:style-name="ce1" office:value-type="string" calcext:value-type="string">
            <text:p>Theoretical increas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7" table:formula="of:=[.B2]/[.B2]" office:value-type="percentage" office:value="1" calcext:value-type="percentage">
            <text:p>100,00%</text:p>
          </table:table-cell>
          <table:table-cell table:style-name="ce12" table:formula="of:=2*(2*[.A2]+1)/([.A2]+1)" office:value-type="percentage" office:value="3.33333333333333" calcext:value-type="percentage">
            <text:p>333,33%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7" table:formula="of:=[.B3]/[.B2]" office:value-type="percentage" office:value="1" calcext:value-type="percentage">
            <text:p>100,00%</text:p>
          </table:table-cell>
          <table:table-cell table:style-name="ce12" table:formula="of:=2*(2*[.A3]+1)/([.A3]+1)" office:value-type="percentage" office:value="3.6" calcext:value-type="percentage">
            <text:p>360,00%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7" table:formula="of:=[.B4]/[.B3]" office:value-type="percentage" office:value="1" calcext:value-type="percentage">
            <text:p>100,00%</text:p>
          </table:table-cell>
          <table:table-cell table:style-name="ce12" table:formula="of:=2*(2*[.A4]+1)/([.A4]+1)" office:value-type="percentage" office:value="3.77777777777778" calcext:value-type="percentage">
            <text:p>377,78%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7" table:formula="of:=[.B5]/[.B4]" office:value-type="percentage" office:value="2" calcext:value-type="percentage">
            <text:p>200,00%</text:p>
          </table:table-cell>
          <table:table-cell table:style-name="ce12" table:formula="of:=2*(2*[.A5]+1)/([.A5]+1)" office:value-type="percentage" office:value="3.88235294117647" calcext:value-type="percentage">
            <text:p>388,24%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00005" calcext:value-type="float">
            <text:p>5E-06</text:p>
          </table:table-cell>
          <table:table-cell table:style-name="ce7" table:formula="of:=[.B6]/[.B5]" office:value-type="percentage" office:value="2.5" calcext:value-type="percentage">
            <text:p>250,00%</text:p>
          </table:table-cell>
          <table:table-cell table:style-name="ce12" table:formula="of:=2*(2*[.A6]+1)/([.A6]+1)" office:value-type="percentage" office:value="3.93939393939394" calcext:value-type="percentage">
            <text:p>393,94%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00013" calcext:value-type="float">
            <text:p>1,3E-05</text:p>
          </table:table-cell>
          <table:table-cell table:style-name="ce7" table:formula="of:=[.B7]/[.B6]" office:value-type="percentage" office:value="2.6" calcext:value-type="percentage">
            <text:p>260,00%</text:p>
          </table:table-cell>
          <table:table-cell table:style-name="ce12" table:formula="of:=2*(2*[.A7]+1)/([.A7]+1)" office:value-type="percentage" office:value="3.96923076923077" calcext:value-type="percentage">
            <text:p>396,92%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000045" calcext:value-type="float">
            <text:p>4,5E-05</text:p>
          </table:table-cell>
          <table:table-cell table:style-name="ce7" table:formula="of:=[.B8]/[.B7]" office:value-type="percentage" office:value="3.46153846153846" calcext:value-type="percentage">
            <text:p>346,15%</text:p>
          </table:table-cell>
          <table:table-cell table:style-name="ce12" table:formula="of:=2*(2*[.A8]+1)/([.A8]+1)" office:value-type="percentage" office:value="3.98449612403101" calcext:value-type="percentage">
            <text:p>398,45%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000153" calcext:value-type="float">
            <text:p>0,000153</text:p>
          </table:table-cell>
          <table:table-cell table:style-name="ce7" table:formula="of:=[.B9]/[.B8]" office:value-type="percentage" office:value="3.4" calcext:value-type="percentage">
            <text:p>340,00%</text:p>
          </table:table-cell>
          <table:table-cell table:style-name="ce12" table:formula="of:=2*(2*[.A9]+1)/([.A9]+1)" office:value-type="percentage" office:value="3.99221789883268" calcext:value-type="percentage">
            <text:p>399,22%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000572" calcext:value-type="float">
            <text:p>0,000572</text:p>
          </table:table-cell>
          <table:table-cell table:style-name="ce7" table:formula="of:=[.B10]/[.B9]" office:value-type="percentage" office:value="3.73856209150327" calcext:value-type="percentage">
            <text:p>373,86%</text:p>
          </table:table-cell>
          <table:table-cell table:style-name="ce12" table:formula="of:=2*(2*[.A10]+1)/([.A10]+1)" office:value-type="percentage" office:value="3.99610136452242" calcext:value-type="percentage">
            <text:p>399,61%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0.002317" calcext:value-type="float">
            <text:p>0,002317</text:p>
          </table:table-cell>
          <table:table-cell table:style-name="ce7" table:formula="of:=[.B11]/[.B10]" office:value-type="percentage" office:value="4.0506993006993" calcext:value-type="percentage">
            <text:p>405,07%</text:p>
          </table:table-cell>
          <table:table-cell table:style-name="ce12" table:formula="of:=2*(2*[.A11]+1)/([.A11]+1)" office:value-type="percentage" office:value="3.9980487804878" calcext:value-type="percentage">
            <text:p>399,80%</text:p>
          </table:table-cell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0.007546" calcext:value-type="float">
            <text:p>0,007546</text:p>
          </table:table-cell>
          <table:table-cell table:style-name="ce7" table:formula="of:=[.B12]/[.B11]" office:value-type="percentage" office:value="3.25679758308157" calcext:value-type="percentage">
            <text:p>325,68%</text:p>
          </table:table-cell>
          <table:table-cell table:style-name="ce12" table:formula="of:=2*(2*[.A12]+1)/([.A12]+1)" office:value-type="percentage" office:value="3.99902391410444" calcext:value-type="percentage">
            <text:p>399,90%</text:p>
          </table:table-cell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0.029767" calcext:value-type="float">
            <text:p>0,029767</text:p>
          </table:table-cell>
          <table:table-cell table:style-name="ce7" table:formula="of:=[.B13]/[.B12]" office:value-type="percentage" office:value="3.94473893453485" calcext:value-type="percentage">
            <text:p>394,47%</text:p>
          </table:table-cell>
          <table:table-cell table:style-name="ce12" table:formula="of:=2*(2*[.A13]+1)/([.A13]+1)" office:value-type="percentage" office:value="3.99951183793019" calcext:value-type="percentage">
            <text:p>399,95%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29908" calcext:value-type="float">
            <text:p>0,129908</text:p>
          </table:table-cell>
          <table:table-cell table:style-name="ce7" table:formula="of:=[.B14]/[.B13]" office:value-type="percentage" office:value="4.36416165552457" calcext:value-type="percentage">
            <text:p>436,42%</text:p>
          </table:table-cell>
          <table:table-cell table:style-name="ce12" table:formula="of:=2*(2*[.A14]+1)/([.A14]+1)" office:value-type="percentage" office:value="3.99975588917368" calcext:value-type="percentage">
            <text:p>399,98%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519874" calcext:value-type="float">
            <text:p>0,519874</text:p>
          </table:table-cell>
          <table:table-cell table:style-name="ce7" table:formula="of:=[.B15]/[.B14]" office:value-type="percentage" office:value="4.00186285679096" calcext:value-type="percentage">
            <text:p>400,19%</text:p>
          </table:table-cell>
          <table:table-cell table:style-name="ce12" table:formula="of:=2*(2*[.A15]+1)/([.A15]+1)" office:value-type="percentage" office:value="3.99987793713763" calcext:value-type="percentage">
            <text:p>399,99%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.238681" calcext:value-type="float">
            <text:p>2,238681</text:p>
          </table:table-cell>
          <table:table-cell table:style-name="ce7" table:formula="of:=[.B16]/[.B15]" office:value-type="percentage" office:value="4.30619919442019" calcext:value-type="percentage">
            <text:p>430,62%</text:p>
          </table:table-cell>
          <table:table-cell table:style-name="ce12" table:formula="of:=2*(2*[.A16]+1)/([.A16]+1)" office:value-type="percentage" office:value="3.99993896670634" calcext:value-type="percentage">
            <text:p>399,99%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.562866" calcext:value-type="float">
            <text:p>9,562866</text:p>
          </table:table-cell>
          <table:table-cell table:style-name="ce7" table:formula="of:=[.B17]/[.B16]" office:value-type="percentage" office:value="4.27165192361038" calcext:value-type="percentage">
            <text:p>427,17%</text:p>
          </table:table-cell>
          <table:table-cell table:style-name="ce12" table:formula="of:=2*(2*[.A17]+1)/([.A17]+1)" office:value-type="percentage" office:value="3.99996948288753" calcext:value-type="percentage">
            <text:p>400,00%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0.136508" calcext:value-type="float">
            <text:p>40,136508</text:p>
          </table:table-cell>
          <table:table-cell table:style-name="ce7" table:formula="of:=[.B18]/[.B17]" office:value-type="percentage" office:value="4.19712123959491" calcext:value-type="percentage">
            <text:p>419,71%</text:p>
          </table:table-cell>
          <table:table-cell table:style-name="ce12" table:formula="of:=2*(2*[.A18]+1)/([.A18]+1)" office:value-type="percentage" office:value="3.99998474132735" calcext:value-type="percentage">
            <text:p>400,00%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2.756336" calcext:value-type="float">
            <text:p>182,756336</text:p>
          </table:table-cell>
          <table:table-cell table:style-name="ce7" table:formula="of:=[.B19]/[.B18]" office:value-type="percentage" office:value="4.55336911721369" calcext:value-type="percentage">
            <text:p>455,34%</text:p>
          </table:table-cell>
          <table:table-cell table:style-name="ce12" table:formula="of:=2*(2*[.A19]+1)/([.A19]+1)" office:value-type="percentage" office:value="3.99999237063457" calcext:value-type="percentage">
            <text:p>400,00%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2:28:30.070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5:53:44.084000000</meta:creation-date>
    <dc:date>2019-07-23T10:19:22.685000000</dc:date>
    <meta:editing-duration>PT2H4M</meta:editing-duration>
    <meta:editing-cycles>12</meta:editing-cycles>
    <meta:generator>LibreOffice/6.1.5.2$Windows_X86_64 LibreOffice_project/90f8dcf33c87b3705e78202e3df5142b201bd805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48cm" svg:height="14.989cm" xlink:href=".." xlink:type="simple" chart:class="chart:line" chart:style-name="ch1">
        <chart:legend chart:legend-position="bottom" svg:x="9.187cm" svg:y="14.39cm" style:legend-expansion="wide" chart:style-name="ch2"/>
        <chart:plot-area chart:style-name="ch3" table:cell-range-address="Φύλλο1.A2:Φύλλο1.A19 Φύλλο1.C1:Φύλλο1.D19" chart:data-source-has-labels="both" svg:x="0.532cm" svg:y="0.299cm" svg:width="25.584cm" svg:height="13.608cm">
          <chartooo:coordinate-region svg:x="2.132cm" svg:y="0.498cm" svg:width="23.427cm" svg:height="12.762cm"/>
          <chart:axis chart:dimension="x" chart:name="primary-x" chart:style-name="ch4" chartooo:axis-type="auto">
            <chartooo:date-scale/>
            <chart:categories table:cell-range-address="Φύλλο1.A2:Φύλλο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C2:Φύλλο1.C19" chart:label-cell-address="Φύλλο1.C1:Φύλλο1.C1" chart:class="chart:line">
            <chart:data-point chart:repeated="18"/>
          </chart:series>
          <chart:series chart:style-name="ch8" chart:values-cell-range-address="Φύλλο1.D2:Φύλλο1.D19" chart:label-cell-address="Φύλλο1.D1:Φύλλο1.D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 increase</text:p>
                <draw:g>
                  <svg:desc>Φύλλο1.C1:Φύλλο1.C1</svg:desc>
                </draw:g>
              </table:table-cell>
              <table:table-cell office:value-type="string">
                <text:p>Theoretical increase</text:p>
                <draw:g>
                  <svg:desc>Φύλλο1.D1:Φύλλο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Φύλλο1.A2:Φύλλο1.A19</svg:desc>
                </draw:g>
              </table:table-cell>
              <table:table-cell office:value-type="float" office:value="1">
                <text:p>1</text:p>
                <draw:g>
                  <svg:desc>Φύλλο1.C2:Φύλλο1.C19</svg:desc>
                </draw:g>
              </table:table-cell>
              <table:table-cell office:value-type="float" office:value="3.33333333333333">
                <text:p>3.33333333333333</text:p>
                <draw:g>
                  <svg:desc>Φύλλο1.D2:Φύλλο1.D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.77777777777778">
                <text:p>3.777777777777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.88235294117647">
                <text:p>3.882352941176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5">
                <text:p>2.5</text:p>
              </table:table-cell>
              <table:table-cell office:value-type="float" office:value="3.93939393939394">
                <text:p>3.9393939393939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">
                <text:p>2.6</text:p>
              </table:table-cell>
              <table:table-cell office:value-type="float" office:value="3.96923076923077">
                <text:p>3.9692307692307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3.98449612403101">
                <text:p>3.9844961240310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4">
                <text:p>3.4</text:p>
              </table:table-cell>
              <table:table-cell office:value-type="float" office:value="3.99221789883268">
                <text:p>3.9922178988326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73856209150327">
                <text:p>3.73856209150327</text:p>
              </table:table-cell>
              <table:table-cell office:value-type="float" office:value="3.99610136452242">
                <text:p>3.9961013645224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0506993006993">
                <text:p>4.0506993006993</text:p>
              </table:table-cell>
              <table:table-cell office:value-type="float" office:value="3.9980487804878">
                <text:p>3.998048780487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25679758308157">
                <text:p>3.25679758308157</text:p>
              </table:table-cell>
              <table:table-cell office:value-type="float" office:value="3.99902391410444">
                <text:p>3.9990239141044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4473893453485">
                <text:p>3.94473893453485</text:p>
              </table:table-cell>
              <table:table-cell office:value-type="float" office:value="3.99951183793019">
                <text:p>3.9995118379301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36416165552457">
                <text:p>4.36416165552457</text:p>
              </table:table-cell>
              <table:table-cell office:value-type="float" office:value="3.99975588917368">
                <text:p>3.9997558891736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00186285679096">
                <text:p>4.00186285679096</text:p>
              </table:table-cell>
              <table:table-cell office:value-type="float" office:value="3.99987793713763">
                <text:p>3.9998779371376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30619919442019">
                <text:p>4.30619919442019</text:p>
              </table:table-cell>
              <table:table-cell office:value-type="float" office:value="3.99993896670634">
                <text:p>3.9999389667063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.27165192361038">
                <text:p>4.27165192361038</text:p>
              </table:table-cell>
              <table:table-cell office:value-type="float" office:value="3.99996948288753">
                <text:p>3.9999694828875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4.19712123959491">
                <text:p>4.19712123959491</text:p>
              </table:table-cell>
              <table:table-cell office:value-type="float" office:value="3.99998474132735">
                <text:p>3.9999847413273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.55336911721369">
                <text:p>4.55336911721369</text:p>
              </table:table-cell>
              <table:table-cell office:value-type="float" office:value="3.99999237063457">
                <text:p>3.99999237063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